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ans-serif" svg:font-family="sans-serif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c_l_3e_">
      <style:paragraph-properties fo:margin-left="0cm" fo:margin-right="0cm" fo:text-indent="0cm" style:auto-text-indent="false"/>
    </style:style>
    <style:style style:name="P2" style:family="paragraph" style:parent-style-name="_3c_l_3e_">
      <style:paragraph-properties fo:margin-left="0cm" fo:margin-right="0cm" fo:text-indent="0cm" style:auto-text-indent="false"/>
      <style:text-properties style:font-size-complex="12pt"/>
    </style:style>
    <style:style style:name="P3" style:family="paragraph" style:parent-style-name="_3c_l_3e_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4" style:family="paragraph" style:parent-style-name="_3c_p_3e_">
      <style:paragraph-properties fo:margin-left="0cm" fo:margin-right="0cm" fo:text-indent="0cm" style:auto-text-indent="false"/>
    </style:style>
    <style:style style:name="P5" style:family="paragraph" style:parent-style-name="_3c_figure_3e_">
      <style:text-properties style:font-name="Times New Roman" fo:font-size="12pt" style:font-size-asian="12pt" style:font-size-complex="12pt"/>
    </style:style>
    <style:style style:name="P6" style:family="paragraph" style:parent-style-name="_3c_figure_3e_">
      <style:text-properties style:use-window-font-color="true" style:font-name="Times New Roman" fo:font-size="12pt" fo:background-color="#ffff00" style:font-size-asian="12pt" style:font-size-complex="12pt"/>
    </style:style>
    <style:style style:name="P7" style:family="paragraph" style:parent-style-name="_3c_term_3e_">
      <style:text-properties fo:background-color="#ffff00"/>
    </style:style>
    <style:style style:name="P8" style:family="paragraph" style:parent-style-name="_3c_l_3e_">
      <style:paragraph-properties fo:margin-left="0cm" fo:margin-right="0cm" fo:text-indent="0cm" style:auto-text-indent="false"/>
    </style:style>
    <style:style style:name="P9" style:family="paragraph" style:parent-style-name="_3c_l_3e_">
      <style:paragraph-properties fo:margin-left="0cm" fo:margin-right="0cm" fo:text-indent="0cm" style:auto-text-indent="false"/>
      <style:text-properties style:font-size-complex="12pt"/>
    </style:style>
    <style:style style:name="P10" style:family="paragraph" style:parent-style-name="_3c_term_3e_" style:master-page-name="MP0">
      <style:paragraph-properties style:page-number="auto" fo:break-before="page"/>
    </style:style>
    <style:style style:name="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size-complex="12pt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background-color="#ffffff"/>
    </style:style>
    <style:style style:name="T5" style:family="text">
      <style:text-properties style:font-name="Times New Roman1" fo:background-color="#ffffff" style:font-size-complex="12pt"/>
    </style:style>
    <style:style style:name="T6" style:family="text">
      <style:text-properties style:font-name="Times New Roman1" style:font-size-complex="12pt"/>
    </style:style>
    <style:style style:name="T7" style:family="text">
      <style:text-properties fo:font-variant="normal" fo:text-transform="none" fo:color="#102020" style:font-name="sans-serif" fo:font-size="9.75pt" fo:letter-spacing="normal" fo:font-style="normal" fo:font-weight="normal" fo:background-color="#ffffff" style:font-size-complex="12pt"/>
    </style:style>
    <style:style style:name="T8" style:family="text">
      <style:text-properties fo:font-variant="normal" fo:text-transform="none" fo:color="#102020" style:font-name="sans-serif" fo:font-size="9.75pt" fo:letter-spacing="normal" fo:font-style="normal" fo:font-weight="normal" fo:background-color="#ffff00"/>
    </style:style>
    <style:style style:name="T9" style:family="text">
      <style:text-properties fo:font-variant="normal" fo:text-transform="none" fo:color="#102020" style:font-name="sans-serif" fo:font-size="9.75pt" fo:letter-spacing="normal" fo:font-style="normal" fo:font-weight="normal" fo:background-color="#ffff00" style:font-size-complex="12pt"/>
    </style:style>
    <style:style style:name="T10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22222" fo:letter-spacing="normal" fo:background-color="#ffff00" style:font-size-complex="12pt"/>
    </style:style>
    <style:style style:name="T13" style:family="text">
      <style:text-properties fo:font-variant="normal" fo:text-transform="none" fo:color="#222222" fo:letter-spacing="normal" fo:font-weight="normal" fo:background-color="#ffff00" style:font-weight-asian="normal" style:font-size-complex="12pt" style:font-weight-complex="normal"/>
    </style:style>
    <style:style style:name="T14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style:font-name="Times New Roman" fo:font-size="12pt" fo:letter-spacing="normal" fo:font-style="normal" fo:font-weight="normal" fo:background-color="#ffff0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letter-spacing="normal" fo:background-color="#ffff00"/>
    </style:style>
    <style:style style:name="T17" style:family="text">
      <style:text-properties fo:font-variant="normal" fo:text-transform="none" fo:color="#800000" style:font-name="sans-serif" fo:font-size="9.75pt" fo:letter-spacing="normal" fo:font-style="normal" fo:font-weight="normal" fo:background-color="#ffff00" style:font-size-complex="12pt"/>
    </style:style>
    <style:style style:name="T18" style:family="text">
      <style:text-properties fo:background-color="#ffff00"/>
    </style:style>
    <style:style style:name="T19" style:family="text">
      <style:text-properties fo:background-color="#ffff00" style:font-size-complex="12pt"/>
    </style:style>
    <style:style style:name="T20" style:family="text">
      <style:text-properties fo:background-color="transparent"/>
    </style:style>
    <style:style style:name="T21" style:family="text">
      <style:text-properties fo:background-color="transparent" style:font-size-complex="12pt"/>
    </style:style>
    <style:style style:name="T22" style:family="text">
      <style:text-properties fo:background-color="#ffffff"/>
    </style:style>
    <style:style style:name="T23" style:family="text">
      <style:text-properties fo:background-color="#ffffff" style:font-size-complex="12pt"/>
    </style:style>
    <style:style style:name="T24" style:family="text">
      <style:text-properties fo:color="#000000" fo:background-color="#ffff00"/>
    </style:style>
    <style:style style:name="T25" style:family="text">
      <style:text-properties fo:color="#000000" fo:background-color="transparent"/>
    </style:style>
    <style:style style:name="T26" style:family="text">
      <style:text-properties style:use-window-font-color="true" style:font-size-complex="12pt"/>
    </style:style>
    <style:style style:name="T27" style:family="text">
      <style:text-properties style:use-window-font-color="true" style:font-name="Times New Roman1" style:font-size-complex="12pt"/>
    </style:style>
    <style:style style:name="T28" style:family="text">
      <style:text-properties style:text-position="super 58%" fo:background-color="#ffff00" style:font-size-complex="12pt"/>
    </style:style>
    <style:style style:name="T29" style:family="text">
      <style:text-properties style:text-position="super 58%" style:font-size-complex="12pt"/>
    </style:style>
    <style:style style:name="T30" style:family="text">
      <style:text-properties fo:color="#102020" style:font-name="sans-serif" fo:font-size="9.75pt" fo:background-color="#ffff00" style:font-size-complex="12pt"/>
    </style:style>
    <style:style style:name="T31" style:family="text">
      <style:text-properties style:language-asian="fr" style:country-asian="FR"/>
    </style:style>
    <style:style style:name="T32" style:family="text">
      <style:text-properties fo:font-style="italic" fo:background-color="#ffff00" style:font-style-asian="italic" style:font-style-complex="italic"/>
    </style:style>
    <style:style style:name="T33" style:family="text">
      <style:text-properties style:text-underline-style="solid" style:text-underline-width="auto" style:text-underline-color="font-color" fo:background-color="#ffff00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itre : Le recueil des hystoires des repeus franches</text:p>
      <text:p text:style-name="_3c_term_3e_">author : Anonyme</text:p>
      <text:p text:style-name="_3c_term_3e_">publisher : Sorbonne Université LABEX OBVIL</text:p>
      <text:p text:style-name="_3c_term_3e_">issued : 2019</text:p>
      <text:p text:style-name="_3c_term_3e_">idno : http://http://obvil.sorbonne-universite.site/corpus/faceties/anonyme_recueil-des-hystoires-des-repeus-franches_1490</text:p>
      <text:p text:style-name="_3c_term_3e_">source : Anonyme, Le recueil des hystoires des repeus franches, Paris, Denis Meslier, 1490, Bibliothèque du château de Chantilly, Cabinet des livres, III-F-019.</text:p>
      <text:p text:style-name="_3c_term_3e_">created : 1490</text:p>
      <text:p text:style-name="P7">lieu : [premier lieu où se passe la narration]</text:p>
      <text:p text:style-name="_3c_term_3e_"><text:span text:style-name="T18">lieu : [deuxième lieu </text:span><text:span text:style-name="Police_20_par_20_défaut"><text:span text:style-name="T32">etc</text:span></text:span><text:span text:style-name="T18">]</text:span></text:p>
      <text:p text:style-name="P7">personnage : [premier personnage, soit nom + fonction, soit nom, soit fonction (drapière, bourgeois, curé)]</text:p>
      <text:p text:style-name="_3c_term_3e_"><text:span text:style-name="T18">personnage : [deuxième personnage, </text:span><text:span text:style-name="Police_20_par_20_défaut"><text:span text:style-name="T32">etc.</text:span></text:span><text:span text:style-name="T18">]</text:span></text:p>
      <text:p text:style-name="_3c_Pagedetitre_5f_titre_3e_">Le recueil des hystoires des repeus franches</text:p>
      <text:p text:style-name="P5">&lt;ATTimage&gt;</text:p>
      <text:p text:style-name="P6">PP</text:p>
      <text:p text:style-name="_3c_Pagedetitre_5f_sous-titre_3e_"><text:span text:style-name="Police_20_par_20_défaut">Le recueil </text:span><text:span text:style-name="Police_20_par_20_défaut"><text:span text:style-name="T31">A75B</text:span></text:span><text:span text:style-name="Police_20_par_20_défaut"> hystoires des repeus frãche</text:span></text:p>
      <text:p text:style-name="P1">Uous qui serches les repeues franches</text:p>
      <text:p text:style-name="P1">Et tant iours ouuriers que dimenches</text:p>
      <text:p text:style-name="P1">Naues pas plante de monnoye</text:p>
      <text:p text:style-name="P1">Affin que chascun de vous oye.</text:p>
      <text:p text:style-name="P1">Comme len les peut recouurer</text:p>
      <text:p text:style-name="P1">Uueilles vous au serm<text:span text:style-name="T3">õ</text:span> trouuer<text:line-break/>Qui est escript dedens ce liure<text:line-break/>Mettes tous peine de le luyre<text:line-break/>Entre vous ieunes perrucatz<text:line-break/>procureurs nouueaulx aduocatz<text:line-break/>Aprenans aulx despens daultruy<text:line-break/><text:soft-page-break/>venes y tost sans nul estry<text:line-break/>clers de praticque diligens<text:line-break/>qui congnoisses si bien vos gens<text:line-break/>sergens a pie et a cheual<text:line-break/>venez y damont et daual<text:line-break/>Les <text:span text:style-name="T18">h</text:span>oirs de deffung pathelin<text:line-break/>qui saues iargon iobelin<text:line-break/>Cappitaine du pont abailon<text:line-break/>Tous les subgetz francoys villon<text:line-break/>Soyes a ce coup resueilles<text:line-break/>Pas ne deues estre oublies<text:line-break/>Tous gallans a pourpoings s<text:span text:style-name="T3">ã</text:span>s m<text:span text:style-name="T3">ã</text:span>ches<text:line-break/>qui ont besoing des repeues franches<text:line-break/>et tous ceulx tant yuer queste<text:line-break/>qui en ont grande necessite<text:line-break/>Uenes vous aprendres comment<text:line-break/>Les maistres ancieunement<text:line-break/>Sauoient tous les tours de ce faire<text:line-break/>Messire chacun poic de nayre<text:line-break/>Qui des liures soit les vsages<text:line-break/>En veult luyre tous les passages<text:line-break/>De celluy est pris appetis<text:line-break/>Uenes y donc grans et petis<text:line-break/>Car de la science sauoir<text:line-break/>Vous ne pourres que mieulx valoir<text:line-break/><text:span text:style-name="T18">PP</text:span><text:line-break/>Venes y cheuaucheurs descuyrie<text:line-break/>Seruiteurs de grant seigueurie<text:line-break/>Venes y sans dillaction<text:line-break/>Tous gens sotz toutes sottes<text:line-break/>V<text:span text:style-name="T20">enez y bigotz et bigottes<text:line-break/>Venez y toutes truppellines<text:line-break/>Cordeliers et iacoppines<text:line-break/>Venes aussy toutes prestresses<text:line-break/>Qui scaues pieca les adresses<text:line-break/>Des presbitair</text:span>es hault et bas<text:line-break/><text:span text:style-name="T18">G</text:span><text:span text:style-name="T22">ardes </text:span>que vous ny failliez pas<text:line-break/>Venes y gorrieres et gorries<text:line-break/>Qui faictes si bien les manieres<text:line-break/>Que cest vne chose terrible<text:line-break/>Pour bien faire tout le possible<text:line-break/>Toutes manieres de farceurs<text:line-break/>Anciens et ieunes mocqueurs<text:line-break/>Venes y tous vrays macquercaulx<text:line-break/>De tous estas vilz et nouueaulx<text:line-break/><text:span text:style-name="T20">Uenes </text:span>y toutes macquerelles<text:line-break/>Qui par voz subtilles querelles<text:line-break/>Auez tousiours en vos maisons<text:line-break/>Pour auoyr en toutes saisons<text:line-break/>Tant <text:span text:style-name="T22">aux iours </text:span>ouuriers que dimenches<text:line-break/><text:soft-page-break/>souuent les bonnes repeues franches<text:line-break/>Uenez y tous bons pardonneurs<text:line-break/>Qui scauez faire les honneurs<text:line-break/>Aux villages de bons pastes<text:line-break/>Auecques ses gras curates<text:line-break/>Qui ayment bien vostre venue<text:line-break/>Pour auoir la franche repeue</text:p>
      <text:p text:style-name="P1">Affin que chasc<text:span text:style-name="T3">ũ</text:span> deux en orte</text:p>
      <text:p text:style-name="P1">Les paroissiens quon aporte</text:p>
      <text:p text:style-name="P1">Des biens aux pardons de ce lieu</text:p>
      <text:p text:style-name="P1">Et quon face du bien pour dieu</text:p>
      <text:p text:style-name="P1">Tant que le pardonneur sen aille<text:line-break/>Le cure ne despendra maille<text:line-break/>Et aura maistre<text:span text:style-name="T20"> iehan lorens<text:line-break/></text:span><text:span text:style-name="T18">a.ii</text:span><text:line-break/>fermement payant les despens<text:line-break/>et quarte de vin simplement<text:line-break/>au cure a son partement<text:line-break/>De tout estat soit bas ou hault<text:line-break/>Venez y qui ny ait deffault<text:line-break/>Venez y varletz chamberieres<text:line-break/>Qui scauez si bien les manieres<text:line-break/>en disant mainte bonne baue<text:line-break/>Dauoir du meilleur de la caue<text:line-break/>et puis ioyeusement preschez<text:line-break/>Apres que voz gens sont couchez<text:line-break/>Ceulx qui serchent banquetz ou feste<text:line-break/>Pour dire quelque chansonnette<text:line-break/>Affin daraper la repeue.<text:line-break/>Que chascun de vous se remue<text:line-break/>Dy venir bien legierement.<text:line-break/>Et vous pourres ouyr comment<text:line-break/>Vng grant tas de bonnes commeres<text:line-break/>Soyuent bien trouuer manieres<text:line-break/>De faire leurs maris coqus.<text:line-break/>Venez y et natendes plus<text:line-break/>Entre vous prestres sans seiour<text:line-break/>Qui dites deux messes pour iour<text:line-break/>A saint innocent ou ailleurs<text:line-break/>Uenez pour sauoir plusieurs<text:line-break/>Des passages et des adresses<text:line-break/>De maintes petites finesses<text:line-break/>Que len fait tout facilement<text:line-break/>En maint lieu la fr<text:span text:style-name="T3">ã</text:span>che repeue<text:line-break/>Qui ne doibt a nul estre tenue<text:line-break/>Par tel cy qui veue ne laura<text:line-break/>Payera a celluy qui fera<text:line-break/>De ceste repeue le present<text:line-break/>De lescot sen ira exent<text:line-break/>Moyennant qui monstre ce liure<text:line-break/><text:soft-page-break/>Par ce moyen sera deliure<text:line-break/>En lieu ou naura este veu<text:line-break/>Il sera franchement repeu<text:line-break/><text:span text:style-name="T18">PP</text:span><text:line-break/>Ainsi quon orra plus a plain<text:line-break/>Qui de lentendement prendra soing<text:line-break/><text:span text:style-name="Titre_20_3_20_Car">               </text:span><text:span text:style-name="Titre_20_3_20_Car"><text:span text:style-name="T22">Lacteur</text:span></text:span><text:span text:style-name="T22"><text:line-break/>Quant ie ouy ce present mandemẽt<text:line-break/>Quon semonnoit venir a lacteur<text:line-break/>Lesdessusdit ie pensay fermemẽt<text:line-break/>De my trouuer </text:span><text:span text:style-name="T8">&amp;#42843;</text:span><text:span text:style-name="T22"> en pris lauẽture<text:line-break/>Comme celluy de droite nature<text:line-break/>vouloit de ce faire narrassion<text:line-break/>A telle fin quil en fust menci</text:span><text:span text:style-name="T4">õ</text:span><text:span text:style-name="T22"><text:line-break/>A vng chascun pour le tẽps auenir<text:line-break/>Qui se actẽdẽt ont intẽciõ<text:line-break/>Que les repeues les vendrõt secourir<text:line-break/></text:span></text:p>
      <text:p text:style-name="P3"><text:span text:style-name="T23">Mais se secours est d</text:span><text:span text:style-name="T5">ã</text:span><text:span text:style-name="T23">ciẽnement</text:span><text:span text:style-name="T2"><text:line-break/>Tout le repas de chetif par droiture<text:line-break/>Par quoy aucuns qui ont entẽdement<text:line-break/>Les trouuẽt biẽ aultres nen ont cure<text:line-break/>Et ne serchẽt tant que largent leur dure<text:line-break/>Mais font du leur si grant destrution<text:line-break/>Quilz en entrent en la subiectiõ<text:line-break/>De faire aux dens larquemy</text:span><text:span text:style-name="T19">e</text:span><text:span text:style-name="T2"> sãs faillir.<text:line-break/>En attẽdãt pour tout production<text:line-break/>Que les repeues les viẽdront secourir<text:line-break/></text:span></text:p>
      <text:p text:style-name="P1"><text:span text:style-name="T2">Ien ay congneu qui largement<text:line-break/>Donnoyent ato</text:span><text:span text:style-name="T28">9</text:span><text:span text:style-name="T2"> repeues oultre mesure<text:line-break/>Qui de puys ont </text:span><text:span text:style-name="T19">c&amp;#8580;</text:span><text:span text:style-name="T2">tinuellemẽt<text:line-break/></text:span><text:span text:style-name="T19">S</text:span><text:span text:style-name="T2"> ruy le pont a billon par droicture<text:line-break/>Dont la facon a este a maint dure<text:line-break/>En leur grant dueil </text:span><text:span text:style-name="T9">&amp;</text:span><text:span text:style-name="T17">#42843;</text:span><text:span text:style-name="T2"> tribulacion<text:line-break/>Mais lors nauoit nulle remission<text:line-break/>Combiẽ </text:span><text:span text:style-name="T19">q̃</text:span><text:span text:style-name="T2"> ce leur fist le cueur fremir<text:line-break/>Il nattẽdoint autre sucession<text:line-break/>Que les repeues les viẽdrõt secourir<text:line-break/></text:span></text:p>
      <text:p text:style-name="P1"><text:span text:style-name="T2">Prince pource que ne me puis tenir<text:line-break/>Que de telz faitz ne face mencion<text:line-break/>Puys </text:span><text:span text:style-name="T19">q̃</text:span><text:span text:style-name="T2"> a mõ tẽps les ay veu auenir<text:line-break/></text:span><text:span text:style-name="T19">a iii</text:span><text:span text:style-name="T2"><text:line-break/>Ien veuil faire quel</text:span><text:span text:style-name="T19">q̃</text:span><text:span text:style-name="T2"> narrassiõ<text:line-break/>Et en escripre soubz la correction<text:line-break/>Des escoutãs affin den souuenir<text:line-break/>Ceste presente nouuelle inuẽciõ<text:line-break/>Que les repeues les viẽdrõt secourir<text:line-break/></text:span><text:span text:style-name="Titre_20_2_20_Car">               La balade des<text:line-break/></text:span><text:soft-page-break/><text:span text:style-name="Titre_20_2_20_Car">                 escoutans</text:span><text:span text:style-name="T2"><text:line-break/>Qui en a il est bien venu.<text:line-break/>Qui nen a point len nen tient conte<text:line-break/>Celluy qui en a est congneu<text:line-break/>Et cil qui na rien vit a honte<text:line-break/>Et qui paye len lessausse </text:span><text:span text:style-name="T9">&amp;#42843;</text:span><text:span text:style-name="T2"> monte<text:line-break/>Iusques au tiers ciel pour en pester<text:line-break/>Son honneur tout autre surmonte<text:line-break/>Par force de bien caquester<text:line-break/></text:span></text:p>
      <text:p text:style-name="P2">Quant entendismes les estatz<text:line-break/>De telz dissimulations<text:line-break/>Congnoissans les haulx et les bas<text:line-break/>Pour tous abreuiations<text:line-break/>Nous vnismes sans sõmassions<text:line-break/>Aux champs par boys et par larris<text:line-break/>Pour congnoistre les fictions<text:line-break/>Qui se font souuent a paris<text:line-break/>Pour ce que chascun maintenoit<text:line-break/>Que cestoit la ville du monde<text:line-break/>Qui plus de<text:span text:style-name="T18"> </text:span>peuple soustenoit<text:line-break/>Et ou maint estrangier abonde<text:line-break/>Pour la grant science parfonde<text:line-break/>Renommee en icelle ville<text:line-break/>Ie partis et veulx quon me tendre<text:line-break/>Sa lentree auois croix ne ylle<text:line-break/></text:p>
      <text:p text:style-name="P1"><text:span text:style-name="T2">Il estoit temps de ce coucher<text:line-break/>Et ne scauoye ou heberger<text:line-break/>Dun logis me vins aprocher<text:line-break/>Sauoir son my vouldroit loger<text:line-break/>En disant aues vous a menger<text:line-break/>Loste me respons sy ay </text:span><text:span text:style-name="T33">:</text:span><text:span text:style-name="T2"><text:line-break/></text:span><text:span text:style-name="T19">PP</text:span><text:span text:style-name="T2"><text:line-break/>Lors luy priay pour abreger<text:line-break/>Apportes le dont deuant moy<text:line-break/></text:span></text:p>
      <text:p text:style-name="P2">Ie fus seruy passablement<text:line-break/>Selon mon estat et ma sorte<text:line-break/>En pensant a parmoy comment<text:line-break/>Ie cheuiroye auecques loste<text:line-break/>Ie me aduise que soubz ma coste<text:line-break/>Auoit vne espee qui bien trenche.<text:line-break/>Ie la lerray quon ne me loste<text:line-break/>En gaige de la repeue franche<text:line-break/></text:p>
      <text:p text:style-name="P1"><text:span text:style-name="T2">Lespee estoit toute dacier<text:line-break/>Il ne s</text:span><text:span text:style-name="T25">ẽ</text:span><text:span text:style-name="T24"> </text:span><text:span text:style-name="T2">failloit que le fer<text:line-break/>Mais loste la me fist machier<text:line-break/>Fourreau </text:span><text:span text:style-name="T9">&amp;#42843;</text:span><text:span text:style-name="T2"> tout sans fricasser<text:line-break/></text:span><text:soft-page-break/><text:span text:style-name="T2">Puis apres me conuier penser<text:line-break/>De repaistre se fain auoye<text:line-break/>Rien ny eut valu le tenser<text:line-break/>De leans party sans monnoye<text:line-break/></text:span></text:p>
      <text:p text:style-name="P1"><text:span text:style-name="Titre_20_3_20_Car"><text:span text:style-name="T2">               Lacteur</text:span></text:span><text:span text:style-name="T2"><text:line-break/>Lẽdemain maloye enquerant<text:line-break/>Pour rencontrer martin garant<text:line-break/>Droit en la salle du pallais<text:line-break/>Rẽcontray pour mõ </text:span><text:span text:style-name="T11">p̃</text:span><text:span text:style-name="T21">mier</text:span><text:span text:style-name="T2"> mais<text:line-break/>Tout droit soubz la premiere porte<text:line-break/>Plusieurs mygnõs destrãge sorte<text:line-break/>Qui sẽbloient bien a leur habit<text:line-break/>Quilz fussent gens de grant acquit<text:line-break/>Lors vins pour entrer en la salle<text:line-break/>Lan y monte lautre deualle<text:line-break/>La me pourmenay de par dieu<text:line-break/>Regardant lestat de ce lieu<text:line-break/>Et quant ie leuz bien regardee<text:line-break/>Tant plus la vois </text:span><text:span text:style-name="T9">&amp;#42843;</text:span><text:span text:style-name="T2"> m</text:span><text:span text:style-name="T19">ieluxcoquille</text:span><text:span text:style-name="T2"> magree<text:line-break/>Ie vis la tant de mirelificques<text:line-break/>Tant damecons </text:span><text:span text:style-name="T9">&amp;#42843;</text:span><text:span text:style-name="T2"> tant dafficques<text:line-break/></text:span><text:span text:style-name="T19">PP</text:span><text:span text:style-name="T2"><text:line-break/>Pour atraper les plus huppez<text:line-break/>Les plus rouges y sont happez<text:line-break/>A lun conuiẽt vẽdre sa terre<text:line-break/>Maint sans santir la se desterre<text:line-break/>Partie ou peu en demourra<text:line-break/>De tout ce que vaillant aura<text:line-break/>Cuidant destruyre son voisin<text:line-break/>De poitu ou de lymosin<text:line-break/>Ou de quelque aultre nassion<text:line-break/>Mainct en est a destruction<text:line-break/>Et fault ains partir de leans<text:line-break/>Quilz facent larquemie aux dẽs<text:line-break/>Ou ẽprunter qui a credit<text:line-break/>Tout ain</text:span><text:span text:style-name="T26">si </text:span><text:span text:style-name="T14">q̃</text:span><text:span text:style-name="T26"> </text:span><text:span text:style-name="T2">deuãt iay dit<text:line-break/>Quant leur argẽt fort sappetisse<text:line-break/></text:span><text:span text:style-name="T19">L</text:span><text:span text:style-name="T2">ors leur est la repeue propice<text:line-break/>Et le sergẽt plus nẽ doubtez<text:line-break/>Hault </text:span><text:span text:style-name="T9">&amp;#42843;</text:span><text:span text:style-name="T2"> bas </text:span><text:span text:style-name="T7">&amp;</text:span><text:span text:style-name="T9">#42843;</text:span><text:span text:style-name="T2"> de tous costes<text:line-break/>Comme on verra par demonstrances<text:line-break/>En ce traicte des repeues franches<text:line-break/>Et quant au regart de plusieurs<text:line-break/>Autres repeuez assez escriptez<text:line-break/>Affin quon prẽgne les meilleurs<text:line-break/>En lisant grandes ou petites<text:line-break/>Uous orrez mains moyẽs licites<text:line-break/>Comment il ont este happez<text:line-break/>Hault </text:span><text:span text:style-name="T9">&amp;#42843;</text:span><text:span text:style-name="T2"> bas par bonnes conduictes<text:line-break/></text:span><text:soft-page-break/><text:span text:style-name="T2">De ceulx qui les ont attrappez<text:line-break/></text:span><text:span text:style-name="Titre_20_2_20_Car">               La repeue de villon<text:line-break/>               et de ses compaignons</text:span><text:span text:style-name="T2"><text:line-break/>Qui na or ny argent ne gaige<text:line-break/>Comment peult il faire grant chiere<text:line-break/>Il fault quil viue dauantaige<text:line-break/></text:span><text:span text:style-name="T19">L</text:span><text:span text:style-name="T2">a facon est coustumiere<text:line-break/>Saurion nous trouuer maniere<text:line-break/>De tromper quelcun pour repaistre<text:line-break/>Qui le fera sera son maistre<text:line-break/>Ainsi par loyent les compaignons<text:line-break/></text:span><text:span text:style-name="T19">PP</text:span><text:span text:style-name="T2"><text:line-break/>Du bon maistre francoys villon<text:line-break/>Qui nauoient vaillant deux oygnons<text:line-break/>Tente tapis ne pauillon<text:line-break/>Il leur dist ne nous soucion<text:line-break/>Car a</text:span><text:span text:style-name="T19">ui</text:span><text:span text:style-name="T2">ourduy sans nul deffault<text:line-break/>Pain vin viande a grant foyson<text:line-break/>Aurez auec du rost tout chault<text:line-break/></text:span><text:span text:style-name="Titre_20_2_20_Car">               La maniere da</text:span><text:span text:style-name="Titre_20_2_20_Car"><text:span text:style-name="T18">/</text:span></text:span><text:span text:style-name="Titre_20_2_20_Car"><text:line-break/>               uoir du poysson</text:span><text:span text:style-name="T2"><text:line-break/>    Adoncques il leur demanda<text:line-break/>Quelz viandes vouloyent macher<text:line-break/>Lun de bon poisson souhaita<text:line-break/>lautre demanda de la cher<text:line-break/>Maistre francoys ce bon archer<text:line-break/>Leur dist ne vous souciez<text:line-break/>Il vous fault vos pourpoins lacher<text:line-break/>Car nous aurons viandes assez<text:line-break/></text:span></text:p>
      <text:p text:style-name="P2">Lors partit de ses compaignons<text:line-break/>Et vint a la poissonnerie<text:line-break/>Et les laissa de la les pons<text:line-break/>Quasi plains de merencolie<text:line-break/>Il marchanda a cherette<text:line-break/>Vng panier tout plain de poisson<text:line-break/>Et sembloit ie vous certifie.<text:line-break/>Quil fust homme de frant facon<text:line-break/></text:p>
      <text:p text:style-name="P2">Maistre francoys fut diligent<text:line-break/>Dachetter non pas de payer<text:line-break/>Et dist quil bailleroit largent<text:line-break/>Tout comptant au porte panier<text:line-break/>Ilz partent sans plus plaidier<text:line-break/>Et passerent par nostre dame<text:line-break/>La ou il vit le penancier<text:line-break/>Qui confessoit ou homme ou femme</text:p>
      <text:p text:style-name="P2">£</text:p>
      <text:p text:style-name="P2">Quant il le vit a peu de plet<text:line-break/>Il luy dist monseigneur ie vous prie <text:span text:style-name="T18">PP</text:span><text:line-break/><text:soft-page-break/>Que vous despechez sil vous plaist<text:line-break/>Mon nepueu car ie vous affie<text:line-break/>Quil est en si grant reuerie<text:line-break/>vers dieu il est fort negligent<text:line-break/>Il est en telle meroncolie<text:line-break/>Quil ne parle riens que dargent</text:p>
      <text:p text:style-name="P4">£</text:p>
      <text:p text:style-name="P1"><text:span text:style-name="T2">vrayement se dist le penancier<text:line-break/>Eresvoulentiers on le fera<text:line-break/>Maistre francoys print le panier<text:line-break/>Et dist mon amy venes ca<text:line-break/>vela qui vous despechera<text:line-break/>Incontinent quil aura fait<text:line-break/></text:span><text:span text:style-name="T19">Adonc</text:span><text:span text:style-name="T2"> maistre francoys sen va<text:line-break/>A tout le panier en effect</text:span></text:p>
      <text:p text:style-name="P4">£</text:p>
      <text:p text:style-name="P2">Quant le penancier cust parfait<text:line-break/>De confesser la creature<text:line-break/>Saigne denier par dit et fait<text:line-break/>Acourut vers luy bonne aleure<text:line-break/>Disant monseigneur ie vous asseure<text:line-break/>Sil vous plaisoit prendre loysir<text:line-break/>De me despecher a ceste heure<text:line-break/>vous me feries grant plaisir</text:p>
      <text:p text:style-name="P4">£</text:p>
      <text:p text:style-name="P1"><text:span text:style-name="T2">Je le vueil bien en verite<text:line-break/>Dist le penancier par ma foy<text:line-break/></text:span><text:span text:style-name="T19">Dr ?? dictes de droites ??</text:span><text:span text:style-name="T2"> benedicite<text:line-break/>Et puis ie vous confesseray<text:line-break/>et en apres vous assouldray<text:line-break/>Ainsi comme ie le doy faire<text:line-break/>Puis penitance vous bauldray<text:line-break/>Qui vous sera bien necessaire</text:span></text:p>
      <text:p text:style-name="P4">£</text:p>
      <text:p text:style-name="P1"><text:span text:style-name="T2">Quel confesser dist le poure homme<text:line-break/>Fus ie pas a pasques absoulz<text:line-break/>que bon gre saint pierre de romme<text:line-break/>Je demande cinquante soubz</text:span></text:p>
      <text:p text:style-name="P1"><text:span text:style-name="T19">PP</text:span><text:span text:style-name="T2"><text:line-break/>Quelle si a qui sommes nous<text:line-break/>Ma maistresse et bien </text:span><text:span text:style-name="T19">arriuee</text:span><text:span text:style-name="T2"><text:line-break/>A coup a coup despesches vous<text:line-break/>Payes mon panier de maree</text:span></text:p>
      <text:p text:style-name="P4">£</text:p>
      <text:p text:style-name="P1"><text:span text:style-name="T2">Ha mon amy ce nest pas ieu<text:line-break/>Dist le penancier seurement<text:line-break/>Il vous fault bien penser a dieu<text:line-break/>Et le supplier humblement<text:line-break/>Que bon gre en ait mon serment<text:line-break/>Dist cest homme sans contredit<text:line-break/></text:span><text:soft-page-break/><text:span text:style-name="T2">Despeches moy legierement<text:line-break/>Ainsi que se seigneur a dit</text:span></text:p>
      <text:p text:style-name="P4">£</text:p>
      <text:p text:style-name="P2">Adonc le penancier vit bien<text:line-break/>Quil y eut quelque tromperie<text:line-break/>Quant il entendit le moyen<text:line-break/>Il congneut bien la ioncherie<text:line-break/>Le poure homme ie vous affie<text:line-break/>Ne prisa pas bien la facon<text:line-break/>Car il neust ie vous sertiffie<text:line-break/>Or ne argent de son poisson</text:p>
      <text:p text:style-name="P2">£</text:p>
      <text:p text:style-name="P2">Maistre francoys par son blason<text:line-break/>Trouua la facon et maniere<text:line-break/>Dauoir maree grant foison<text:line-break/>Pour gaudir et faire grant chiere<text:line-break/>Lestoit la mere nourrissiere<text:line-break/>De ceulx qui nauoient point dargent<text:line-break/>A tromper deuant et derriere<text:line-break/>Estoit vng homme diligent</text:p>
      <text:p text:style-name="P4">£</text:p>
      <text:p text:style-name="P1"><text:span text:style-name="Titre_20_2_20_Car">     La maniere dauoir des trippes pour </text:span></text:p>
      <text:p text:style-name="P2"><text:span text:style-name="Titre_20_2_20_Car">      disner</text:span><text:line-break/>Que fist il a bien peu de plet<text:line-break/>Sauisa de grant ioncherie<text:line-break/>Et fist lauer le cul bien net<text:line-break/>A vng gallantie vous affie <text:span text:style-name="T18">PP</text:span><text:line-break/>Disant il conuient quon espie<text:line-break/>Quant seray deuant la tripiere<text:line-break/>Monstre ton cul par raillerie<text:line-break/>Puis apres nous ferons grand chiere</text:p>
      <text:p text:style-name="P4">£</text:p>
      <text:p text:style-name="P2">Le compaignon point ne faillit<text:line-break/>Foy que doy saintremy de rains<text:line-break/>A petit pont vint par compas<text:line-break/>Son cul descouuert iusques aux rains<text:line-break/>Quant maistre francoys vist le train<text:line-break/>Dieu scet si sist piteuses lippes<text:line-break/>Car il tenoit entre ses mains<text:line-break/>Du foye du poummon et des tripes</text:p>
      <text:p text:style-name="P4">£</text:p>
      <text:p text:style-name="P2">Comme sil fust plain de despit<text:line-break/>Et courrouce amerement<text:line-break/>Il haussa la main vng petit<text:line-break/>Et le frappa bien rudement<text:line-break/>Des trippes par le fondement<text:line-break/>Puis sans faire plus long caquet<text:line-break/>Les voulut tout incontinent<text:line-break/>Remettre dedens le baquet</text:p>
      <text:p text:style-name="P4">£</text:p>
      <text:p text:style-name="P2"><text:soft-page-break/>La tripiere fut fort courroucee<text:line-break/>Et ne les voulut pas reprendre<text:line-break/>Maistre francoys sans demouree<text:line-break/>Sen alla sans compte luy rẽdre<text:line-break/>Par ainsi vous pouez entendre<text:line-break/>Quilz eurent tripes et maree<text:line-break/>Mais apres fault du pain tendre<text:line-break/>Pour ce disner de grant facon</text:p>
      <text:p text:style-name="P4">£</text:p>
      <text:p text:style-name="P1"><text:span text:style-name="T2">              </text:span><text:span text:style-name="Titre_20_2_20_Car"><text:span text:style-name="Titre_20_2_20_Car">La maniere dauoir du pain</text:span></text:span></text:p>
      <text:p text:style-name="P4">£</text:p>
      <text:p text:style-name="P1"><text:span text:style-name="T2">Il sen vint chez vng boullenger.<text:line-break/>Affin de mieulx fournir son train<text:line-break/>Contre faisant de lescuyer<text:line-break/>Affin de mieulx fournir son train </text:span><text:span text:style-name="T19">PP</text:span><text:span text:style-name="T2"><text:line-break/>Cy pris cy mys on chapellast<text:line-break/>Cinq ou six douzaines de pain<text:line-break/>Et que bien tost on le hatast</text:span></text:p>
      <text:p text:style-name="P4">£</text:p>
      <text:p text:style-name="P1"><text:span text:style-name="T2">Quant la moytie fut chapelle<text:line-break/>En vne hoste le fist mettre<text:line-break/>Cõme cil fut de pres haste<text:line-break/>Il pria et requist au maistre<text:line-break/>Quaucun se voulsist entremettre<text:line-break/>Dapporter apres luy courant<text:line-break/></text:span><text:span text:style-name="T19">Le</text:span><text:span text:style-name="T2"> pain chappelle en son estre<text:line-break/>Tandis quon fist le demourant</text:span></text:p>
      <text:p text:style-name="P4">£</text:p>
      <text:p text:style-name="P2">Le varlet le mist sur col<text:line-break/>Apres maistre francoys le porte<text:line-break/>Et arriua soit dur ou mol<text:line-break/>Empres vne grant vielle porte<text:line-break/>Le varlet descharga sa hoste<text:line-break/>Et fut renuoye tout courant<text:line-break/>Hastiuement traynant sa hoste<text:line-break/>Pour requerir le demourant</text:p>
      <text:p text:style-name="P4">£</text:p>
      <text:p text:style-name="P1"><text:span text:style-name="T2">Maistre francoys sans contredit<text:line-break/></text:span><text:span text:style-name="T19">Natendit</text:span><text:span text:style-name="T2"> pas la reuenue<text:line-break/>Il eut du pain par son edit<text:line-break/>Pour fournir sa franche repeue<text:line-break/>Le boulengier sans attendue<text:line-break/>Reuint mais il ne trouua point<text:line-break/>Son maistre dostel de dueil<text:line-break/>Quon lauoit trompe en ce peint<text:line-break/></text:span><text:span text:style-name="Titre_20_2_20_Car"><text:span text:style-name="Titre_20_2_20_Car">                 La maniere<text:line-break/>                 dauoit du vin</text:span></text:span><text:span text:style-name="T2"><text:line-break/>Apres quil fut fourny de viures<text:line-break/>Il fault bien auoir le memoyre<text:line-break/>Que silz voulaient se iour estre yures<text:line-break/></text:span><text:soft-page-break/><text:span text:style-name="T2">Il faillot quilz eussent a boyre<text:line-break/>Maistre frãcoys deues croire<text:line-break/>Emprunta deux grans bros de boys </text:span><text:span text:style-name="T19">b.i</text:span></text:p>
      <text:p text:style-name="P4">£</text:p>
      <text:p text:style-name="P1"><text:span text:style-name="T2">Disãt quil estoit necessaire<text:line-break/>Dauoir du vin par ambagois<text:line-break/>Lun fist emplir de belle caue clere<text:line-break/>Et vint a la pomme de pin<text:line-break/>A tous ses deux bros sans renchere<text:line-break/>Deãdant sil auoit bon vin<text:line-break/>Et quon luy emplit du plus fin<text:line-break/>Mais quil fust blanc </text:span><text:span text:style-name="T7">&amp;#42843;</text:span><text:span text:style-name="T2"> amoureux<text:line-break/>Qn luy emplit pour faire fin<text:line-break/>Dun tres bon vin blanc de baigneux<text:line-break/>Maistre francoys print les deux brocz<text:line-break/>Lun empres lautre les bouta<text:line-break/>Incontin</text:span><text:span text:style-name="T26">ent </text:span><text:span text:style-name="T15">ꝑ</text:span><text:span text:style-name="T26"> bon propos<text:line-break/>Sans se haster il dem</text:span><text:span text:style-name="T27">ā</text:span><text:span text:style-name="T26">da<text:line-break/>Au varlet quel vin esse la<text:line-break/>Il luy dist du vin de baigneux<text:line-break/>Ostez ostez ostez cella<text:line-break/>Car </text:span><text:span text:style-name="T15">ꝑ</text:span><text:span text:style-name="T26"> mafoy point ie nen veux<text:line-break/>Quesse c</text:span><text:span text:style-name="T2">y estes vo</text:span><text:span text:style-name="T28">9</text:span><text:span text:style-name="T2"> beiaune<text:line-break/>Uuidez moy mõ broc vitement<text:line-break/>Ie demãde du vin de beaune<text:line-break/>Qui soit bon </text:span><text:span text:style-name="T7">&amp;#42843;</text:span><text:span text:style-name="T2"> non autrement<text:line-break/>Et en parlãt subtillement<text:line-break/>Le broc qui estoit de au plain<text:line-break/>Luy chãgea a pur </text:span><text:span text:style-name="T7">&amp;#42843;</text:span><text:span text:style-name="T2"> a plain<text:line-break/></text:span><text:span text:style-name="T13">⸿2E3F</text:span><text:span text:style-name="T2"> Par ce point ilz eurent du vin<text:line-break/>Par fine force de tromper<text:line-break/>Sans aller parler au devin<text:line-break/>Ilz repeurent per ou nomper<text:line-break/>Mais le beau ieu fut au souper<text:line-break/>Car maistre francoys a bref mot<text:line-break/>Leur dist ie me vueil occuper<text:line-break/>Que nous mẽgerõs ẽnuyt du rost<text:line-break/></text:span><text:span text:style-name="Titre_20_2_20_Car"><text:span text:style-name="Titre_20_2_20_Car">          </text:span></text:span><text:span text:style-name="Titre_20_2_20_Car"><text:span text:style-name="Titre_20_2_20_Car"><text:span text:style-name="T16">⸿2E3F</text:span></text:span></text:span><text:span text:style-name="Titre_20_2_20_Car"><text:span text:style-name="Titre_20_2_20_Car">La maniere dauoir du rost</text:span></text:span><text:span text:style-name="T2"><text:line-break/>Il fut appointe quil yroit<text:line-break/>Deuant lestal dun rotisseur<text:line-break/>Et de la chair marchanderoit<text:line-break/>Contrefaisãt du gaudisseur<text:line-break/>Et pour trouuer moyen meilleur<text:line-break/>Faignant que point on ne se ioue </text:span><text:span text:style-name="T19">PP</text:span><text:span text:style-name="T2"><text:line-break/>Il viẽdroit vng entrepreneur<text:line-break/>Qui luy bailleroit sur la ioue<text:line-break/></text:span><text:span text:style-name="T12">⸿2E3F</text:span><text:span text:style-name="T2"> Il vint a la rotisserie<text:line-break/>Et marchãda de la viande<text:line-break/>Lautre vint de chiere marrie<text:line-break/></text:span><text:span text:style-name="T19">Quesse</text:span><text:span text:style-name="T2"> que ce paillart demãde<text:line-break/></text:span><text:soft-page-break/><text:span text:style-name="T2">Luy baillãt vne </text:span><text:span text:style-name="T19">buffe</text:span><text:span text:style-name="T2"> grande<text:line-break/>En luy dissãt mainte reproche<text:line-break/>Quãt il vit quil eut ceste offrande<text:line-break/>Empoigna de rost plaine broche<text:line-break/></text:span><text:span text:style-name="T12">⸿2E3F</text:span><text:span text:style-name="T2"> Celluy qui bailla le soufflet<text:line-break/>Fuit biẽtost a mos expres<text:line-break/>Maitre <text:s/>frãcoys sans plus deplet<text:line-break/>A tout son rost courant a pres<text:line-break/>Ainsi sans faire long proces<text:line-break/>Ilz repeureut de cueur de uot<text:line-break/>Et eurent ꝑ leur grant exces<text:line-break/>Pain vin chex poisson </text:span><text:span text:style-name="T7">&amp;#42843;</text:span><text:span text:style-name="T2"> rost<text:line-break/>⸿ Et pour la premiere repeue<text:line-break/>Dont a pres sera mencion<text:line-break/>Bien digne destre ramẽtue<text:line-break/>Et mise en reuelation<text:line-break/>Et pourtãt soubz corretion<text:line-break/>Affin que len parle encore<text:line-break/>Comme nouuelle invẽcion<text:line-break/>Redigee sera pour memire<text:line-break/>⸿2E3F Or aduint de coup dauẽture<text:line-break/>Que les suppoz deuãt nommez<text:line-break/>Ne serchoit riens par droictue<text:line-break/>Que gens en richesse renõmez<text:line-break/>Ung iour quilz estoien</text:span><text:span text:style-name="T19">t </text:span><text:span text:style-name="T2">affames<text:line-break/>En la porte dun bon logis<text:line-break/>virent entrer sãs estre armez<text:line-break/>Ambassadeurs de long pays<text:line-break/>⸿2E3F Si pẽserent entre eulx commẽt<text:line-break/>Ilz pourroient leure repaistre<text:line-break/>Et selon entendemẽt<text:line-break/>Lun diceulx saprocha du maitre </text:span><text:span text:style-name="T19">PP</text:span><text:span text:style-name="T2"><text:line-break/>Dostel &amp;#42843; si fist a congnoistre<text:line-break/>Disãt qui luy enseigneroit<text:line-break/>Le hault le bas marche pour estre<text:line-break/>Par luy </text:span><text:span text:style-name="T19">c</text:span><text:span text:style-name="T30">&amp;#8580;</text:span><text:span text:style-name="T2">duyt si luy plaisoyt</text:span></text:p>
      <text:p text:style-name="P4">£</text:p>
      <text:p text:style-name="P1"><text:span text:style-name="T2">Je croy biẽ q̃ mõseigneur le maistre<text:line-break/>Qui du bas mestier estoit tendre<text:line-break/>Fist se gallãt tresbiẽ repaistre<text:line-break/>Et luy </text:span><text:span text:style-name="T19">c</text:span><text:span text:style-name="T30">&amp;#8580;</text:span><text:span text:style-name="T2">mãda charge prendre<text:line-break/>De la cuisiner et dy entendre<text:line-break/></text:span><text:span text:style-name="T19">ZT ?an</text:span><text:span text:style-name="T2">t que leur train de partira<text:line-break/>Et biẽ le payer sans attẽdre<text:line-break/>A son gre quant il sen yra</text:span></text:p>
      <text:p text:style-name="P4">£</text:p>
      <text:p text:style-name="P1"><text:span text:style-name="T2">Lors sen vint ses </text:span><text:span text:style-name="T19">c</text:span><text:span text:style-name="T30">&amp;#8580;</text:span><text:span text:style-name="T2">paignons<text:line-break/>Dire nostre estre paye<text:line-break/>Je suis ia lun des grans mignons<text:line-break/>De leans </text:span><text:span text:style-name="T7">&amp;#42843;</text:span><text:span text:style-name="T2"> myeulx auoye<text:line-break/></text:span><text:soft-page-break/><text:span text:style-name="T2">Car le maistre ma enuoye<text:line-break/>Par la ville pour sen sortir<text:line-break/>Mais se mon sens nest desuoye<text:line-break/>Bien bref sen sera repentir<text:line-break/>Ua luy dyrent ses </text:span><text:span text:style-name="T19">c</text:span><text:span text:style-name="T30">&amp;#8580;</text:span><text:span text:style-name="T2">paignons<text:line-break/>Et esguise tout ton engin<text:line-break/>A nous rechauffer les reign</text:span><text:span text:style-name="T6">õ</text:span><text:span text:style-name="T2">s<text:line-break/>Et nous faitz boire de bon vin<text:line-break/>Passe to</text:span><text:span text:style-name="T29">9</text:span><text:span text:style-name="T2"> les sens patelin<text:line-break/>De villon &amp;#42843; pauque dẽ nayre<text:line-break/>Car se venir peux en la fi<text:line-break/>Passe seras maistre ordinaire</text:span></text:p>
      <text:p text:style-name="P4">£</text:p>
      <text:p text:style-name="P1"><text:span text:style-name="T2">Le gallant vint a la mason<text:line-break/>Ou estoit loge lãbassade<text:line-break/>Ou les seigneurs ꝑ beau blason<text:line-break/>Deuisoyent rõdeau ou balade<text:line-break/>il estoit miste gent &amp;#42843; saige<text:line-break/>Bien a bitue bien en point<text:line-break/>Robe fourree pourpoint dostade<text:line-break/>Il entendoit son cõtrepoint </text:span><text:span text:style-name="T19">pp</text:span><text:span text:style-name="T2"><text:line-break/>Le principal embassadeur<text:line-break/>Aymoit vng peu le bas mestier<text:line-break/>Dont gallant fut a honneur<text:line-break/>Car cestoit quasi son mestier<text:line-break/>Et luy compta que a son quartier<text:line-break/>Auoit des femmes largement<text:line-break/>Qui estoient sil estoit mestier<text:line-break/>A son iolis commandement</text:span></text:p>
      <text:p text:style-name="P4">£</text:p>
      <text:p text:style-name="P1"><text:span text:style-name="T2">Le gallant fut entretenu<text:line-break/>Par ce seigneur venu nouueau<text:line-break/>Et </text:span><text:span text:style-name="T19">leans</text:span><text:span text:style-name="T2"> il fut retenu<text:line-break/>Pour estre fin franc macquereau<text:line-break/>Le ieu leur sembla si tresbeau<text:line-break/>Aussi il fist si bonne myne<text:line-break/>Quil fut </text:span><text:span text:style-name="T19">esleu</text:span><text:span text:style-name="T2"> sans nul appeau<text:line-break/>Pour estre varlet de cuisine</text:span></text:p>
      <text:p text:style-name="P4">£</text:p>
      <text:p text:style-name="P2">Les ambassadeurs conuoyerent<text:line-break/>Seigneurs et bourgois a disner<text:line-break/>Lesquelz voulentiers y allerent<text:line-break/>Passer temps point nen fault doubter<text:line-break/>Toutesfoys vous deuez scauoir<text:line-break/>Quelque chose que ie vous die<text:line-break/>Que lembassadeur pour tout veoir<text:line-break/>Craignoit tresfort lespydimie</text:p>
      <text:p text:style-name="P4">£</text:p>
      <text:p text:style-name="P1"><text:span text:style-name="T2">Ce gallant en fut aduerti<text:line-break/>Qui nonobstant fist bonne myne<text:line-break/></text:span><text:soft-page-break/><text:span text:style-name="T2">Et quant il fut pres de myoy<text:line-break/>A leure quil est temps quon </text:span><text:span text:style-name="T19">dysgne</text:span><text:span text:style-name="T2"><text:line-break/>Il entra dedens la cuisine<text:line-break/>Maintenant toute la viande<text:line-break/>Comme docteur en medicine<text:line-break/>Qui tient malades en commande</text:span></text:p>
      <text:p text:style-name="P4">£</text:p>
      <text:p text:style-name="P1"><text:span text:style-name="T2">Tous les seigneurs le regarderent </text:span><text:span text:style-name="T19">b.iii.</text:span><text:span text:style-name="T2"><text:line-break/>Son train ses facons ses manieres<text:line-break/>Mais pas apres luy ne tasterent<text:line-break/>Aussi ne luy challoit il gueres<text:line-break/>Apres il print les esguieres<text:line-break/>Le vin le claire lypocras<text:line-break/>Dariolles tartres entieres<text:line-break/>Il tata par tout par compas<text:line-break/>Et pour bien entendre son cas<text:line-break/>Quant il veit quil estoit saison<text:line-break/>A bien iouer ne faillit pas<text:line-break/>Pour faire aux seigneurs la raison<text:line-break/>Si bien que dedens la maison<text:line-break/>Demoura tout seul pour repaistre<text:line-break/>Soustenant par finie achoison<text:line-break/>Quil se </text:span><text:span text:style-name="T19">vouloit (coquille douloit?)</text:span><text:span text:style-name="T2"> du coste destre</text:span></text:p>
      <text:p text:style-name="P4">£</text:p>
      <text:p text:style-name="P1"><text:span text:style-name="T2">Lors y auoit vue couchette<text:line-break/>Ou il failloit la feste faire<text:line-break/>Et na dent qui ne luy cliquette<text:line-break/>La se mist c</text:span><text:span text:style-name="T6">õ</text:span><text:span text:style-name="T2">mencant a braire<text:line-break/>Que len fuist au presbitaire<text:line-break/>Pour faire le prestre acourir<text:line-break/>A tout dieu &amp;#42843; lautre ordinaire<text:line-break/>Qui fault pour vng qui veult mourir</text:span></text:p>
      <text:p text:style-name="P2">£</text:p>
      <text:p text:style-name="P2">Quant les seigneurs veirent le prestre<text:line-break/>Auec les sacremens venir<text:line-break/>Chascun deux <text:span text:style-name="T18">eust</text:span> bien voulu estre<text:line-break/>Dehors ie nen vueil point mentir<text:line-break/>Si grant haste curent den sortir<text:line-break/>Que la demourerent les viures<text:line-break/>Dont les compaignons du martir<text:line-break/>Furent troys iours et troys nuytz yures.</text:p>
      <text:p text:style-name="P4">£</text:p>
      <text:p text:style-name="P1"><text:span text:style-name="T2">Par ce point curent la repeue<text:line-break/>Franche chascun des compaignons<text:line-break/>La finesse le prestre le teue </text:span><text:span text:style-name="T19">PP</text:span><text:span text:style-name="T2"><text:line-break/>Affin de complaire aux mignons<text:line-break/>Mais les seigneurs dont len parlons<text:line-break/>Eurent tous pour ce coup laubade<text:line-break/>Chascun deux fut quon nen faillons<text:line-break/>De la grant peur troys iours malades<text:line-break/></text:span><text:soft-page-break/><text:span text:style-name="Titre_20_2_20_Car"><text:span text:style-name="Titre_20_2_20_Car">                La seconde<text:line-break/>                 repeue franche</text:span></text:span><text:span text:style-name="T2"><text:line-break/>Ung lymosin vint a paris<text:line-break/>Pour aucun proces quil auoit<text:line-break/>Quant il partit de son pays<text:line-break/>Pas gramment dargentil nauoit<text:line-break/>Et toutesfoys il entendoit<text:line-break/>Son fait et auoit souuenance<text:line-break/>Que son cas mal se porteroit<text:line-break/>Sil nauoit vne repeue franche</text:span></text:p>
      <text:p text:style-name="P4">£</text:p>
      <text:p text:style-name="P2">Le lymosin cest chose vraye<text:line-break/>Qui nauoit vaillant vng patac<text:line-break/>Sappeloit mõseigeur de combraye<text:line-break/>Sans quon le suyuist a son trac<text:line-break/>Plus ruse estoit que patac<text:line-break/>Et affame comme vng vieil loup<text:line-break/>Avec monseigneur de pennesac<text:line-break/>Et le seigneur de lameson</text:p>
      <text:p text:style-name="P4">£</text:p>
      <text:p text:style-name="P2">Ses troys seigneurs sentretrouuerent<text:line-break/>Car ilz estoient tout dun quartier<text:line-break/>Et dieu scait silz se saluerent<text:line-break/>Ainsi quil en estoit mestier<text:line-break/>Toutesfoys ce bon escuier<text:line-break/>De combraye propos final<text:line-break/>Fut esleu leur grant conseiller<text:line-break/>Et le gouuerneur principal</text:p>
      <text:p text:style-name="P2">£</text:p>
      <text:p text:style-name="P1"><text:span text:style-name="T2">Ilz conclurent pour le meilleur<text:line-break/>Que ce bon notable seigneur<text:line-break/>yroit veoir sil pourroit trouuer </text:span><text:span text:style-name="T19">PP</text:span><text:span text:style-name="T2"><text:line-break/>quelque bon lieu pour se logier<text:line-break/>et scelon ce quil trouueroit<text:line-break/>aux autres le racompteroit</text:span></text:p>
      <text:p text:style-name="P1"><text:span text:style-name="T19">Or</text:span><text:span text:style-name="T2"> aduint que enuiron mydy<text:line-break/>Il estoit de fain estourdy<text:line-break/>Sen vint en vne hostellerie<text:line-break/>En la rue de la mortellerie<text:line-break/>ou peut lenseigne du pestel<text:line-break/>a bon logis et bon hostel<text:line-break/>demandant son a que repaistre<text:line-break/>Quy vrayement se dist le maistre<text:line-break/>Ne soyes de rien en soucy<text:line-break/>Car vous serez tresbien seruy<text:line-break/>De pain de vin et de viande<text:line-break/>Pas grant chose ie ne demande<text:line-break/>Dist le bon seigneur de combraye<text:line-break/>Il ny a gueres que iauoye<text:line-break/></text:span><text:span text:style-name="T19">Desiune</text:span><text:span text:style-name="T2"> mais toutesfoys<text:line-break/></text:span><text:soft-page-break/><text:span text:style-name="T2">Si ay ie disne maintesfoys<text:line-break/>Que nauoye pas tel appetit<text:line-break/>Le seigneur menga vng petit<text:line-break/>Car il nauoit gueres dargent<text:line-break/>Commandant Quon fust diligent<text:line-break/>Dauoir quelque chose de bon<text:line-break/>Pour son souper vng gras chapon<text:line-break/>Car il pensoit bien que se soyr<text:line-break/>Il deuoit auec luy soupper<text:line-break/>Des gentilz hommes de la court<text:line-break/>Lostesse fut bien a son gourt<text:line-break/>Car quant vint a compter lescot<text:line-break/>Le seigneur ne dit oncques mot<text:line-break/>Mais tout ce quelle demande<text:line-break/>Le gentil homme luy bailla<text:line-break/>Disant vous comptez par raison<text:line-break/>Boutant son sac soubz son esselle<text:line-break/>Et vint racompter la nouuelle </text:span><text:span text:style-name="T19">PP</text:span><text:span text:style-name="T2"><text:line-break/>A ses compaignons </text:span><text:span text:style-name="T7">&amp;#42843;</text:span><text:span text:style-name="T2"> comment<text:line-break/>Il failloit faire sagement<text:line-break/>Et fut dit a peu de </text:span><text:span text:style-name="T15">ꝑ</text:span><text:span text:style-name="T2">olles<text:line-break/>Pour euiter grans monopoles<text:line-break/>Que le seigneur de penneesac<text:line-break/>yroit deuãt louer lestat<text:line-break/>Et blasonner la suffisance<text:line-break/>De ce seigneur car sã doubtãce<text:line-break/>La chose le valloit tresbien<text:line-break/>Et pour trouuer meilleur moyen<text:line-break/>Il merroit a sa </text:span><text:span text:style-name="T19">c</text:span><text:span text:style-name="T30">&amp;#8580;</text:span><text:span text:style-name="T2">paignie<text:line-break/>La meson il ne faillit mye<text:line-break/>Et vit demander a lostesse<text:line-break/>Son seigneur rempli de noblesse<text:line-break/>Estoit loge en la maison<text:line-break/>Lostesse respõdit que nom<text:line-break/>Et que vrayement il ny auoyt<text:line-break/>Qun limosin lequel debuoit<text:line-break/>Uenir souper ausoir leans<text:line-break/>A dist il dame de ceans<text:line-break/>Cest celluy q̃ no</text:span><text:span text:style-name="T28">9</text:span><text:span text:style-name="T2"> demandon<text:line-break/>Par mafoy cest ce grant baron<text:line-break/>Qui est arriue au matin<text:line-break/>Ie nẽtens point vostre latin<text:line-break/>Dist lostesse vo</text:span><text:span text:style-name="T28">9</text:span><text:span text:style-name="T2"> </text:span><text:span text:style-name="T15">ꝑ</text:span><text:span text:style-name="T2">lez mal<text:line-break/>Il na ne iument ne cheual<text:line-break/>Et va a pie </text:span><text:span text:style-name="T15">ꝑ</text:span><text:span text:style-name="T2">faulte dasne<text:line-break/>Lors pennessac respondit dame<text:line-break/>Il vient icy pour vng proces<text:line-break/>Et est appellãt de lexces<text:line-break/>Quon luy a fait en lymosin<text:line-break/>Et va ainsi de pie affin<text:line-break/></text:span><text:soft-page-break/><text:span text:style-name="T2">Que son proces soit plus tost fait<text:line-break/>Lostesse le creut en effet<text:line-break/></text:span></text:p>
      <text:p text:style-name="P1"><text:span text:style-name="T2">Alors le seigneur de combraye<text:line-break/>Arriua </text:span><text:span text:style-name="T7">&amp;#42843;</text:span><text:span text:style-name="T2"> dieu scet quel ioye<text:line-break/>Ses deux autres seigneurs luy firent<text:line-break/></text:span><text:span text:style-name="T19">PP</text:span><text:span text:style-name="T2"><text:line-break/>Et le genoul en bas tendirẽt<text:line-break/>Aussi</text:span><text:span text:style-name="T19"> </text:span><text:span text:style-name="T2">tost comme il fut venu<text:line-break/>Et ꝑ ce point il fut congneu<text:line-break/>Quil estoit seigneur hõnorable<text:line-break/>Ce bon seigneur se sist a table<text:line-break/>En tenãt bonne grauite<text:line-break/>vis avis de lautre coste<text:line-break/>Sassist le seigneur de lostel<text:line-break/>Et eurent du vin dieu scait quel<text:line-break/>Il ne le fault point demander<text:line-break/>Quãt ce vint a lescot compter<text:line-break/>Lostesse asses hault comptoit<text:line-break/>Mais au seigneur il nen chaloit<text:line-break/>Faignant qul fut tout plaint dargent<text:line-break/>Lors il dist quon sust diligent<text:line-break/>De</text:span><text:span text:style-name="T19"> </text:span><text:span text:style-name="T2">pẽser de faire les lis<text:line-break/>Car il vouloit en ce logis<text:line-break/>coucher </text:span><text:span text:style-name="T19">/sol </text:span><text:span text:style-name="T2">puis apres par expres<text:line-break/>Aprint son sac a ces proces<text:line-break/>Et le bailla leans en garde<text:line-break/>En disant quon le contregardast<text:line-break/>Se de largent voulez auoir.<text:line-break/>Il ne fault que demander<text:line-break/>Lostesse ne fut pas ingrate<text:line-break/>En disant ie nen ay pas haste<text:line-break/>Nespargnes riens qui soit ceans<text:line-break/>Ses seigneurs coucherent leans<text:line-break/>Lespace de cinq ou de six moys<text:line-break/>Sans payer argent toutesfoys<text:line-break/>Nonobstant ce quil demandoit<text:line-break/>A son hostesse selle voloit<text:line-break/>auoir de largent bien souuent<text:line-break/>Mais il nestoit point bien content<text:line-break/>De </text:span><text:span text:style-name="T19">mectre(coquille mettre?) </text:span><text:span text:style-name="T2">souuent main a bource<text:line-break/>Lostesse nestoit point rebource<text:line-break/>Et dist ne vo</text:span><text:span text:style-name="T29">9</text:span><text:span text:style-name="T2"> en soucies<text:line-break/>Dieu mercy iay argent asses<text:line-break/>A vostre bon commandement<text:line-break/></text:span><text:span text:style-name="T19">PP</text:span><text:span text:style-name="T2"><text:line-break/>Ses mignons pẽserẽt comment<text:line-break/>ilz pourroient retirer leur sac<text:line-break/>Et lors monseigneur de pennesac<text:line-break/>Dist a ce baron de combraye<text:line-break/></text:span><text:soft-page-break/><text:span text:style-name="T2">Quil se boutast biẽ tost en voye<text:line-break/>Faignãt qui fust embesoigne<text:line-break/>Ce seigneur vint tout reffrongne<text:line-break/>vers lostesse ꝑ bon moyen<text:line-break/>Et luy dist mon cas vatresbien<text:line-break/>Mon proces est ennuyt iuge<text:line-break/>Bailles moy mon sac sõme toute<text:line-break/>Car iay peur </text:span><text:span text:style-name="T19">&amp;#42843;</text:span><text:span text:style-name="T2"> si fais grant doute<text:line-break/>Que les seigneurs soyent de partis<text:line-break/>Il print son sac a dieu vo</text:span><text:span text:style-name="T29">9</text:span><text:span text:style-name="T2"> dis<text:line-break/>Ie reuiẽdray tout maintenat<text:line-break/>Il sen alla diligemment<text:line-break/>Atout ses proces </text:span><text:span text:style-name="T19">&amp;#42843;</text:span><text:span text:style-name="T2"> son sac<text:line-break/>Et le seigneur depenne sac<text:line-break/>Et de lameson latendoient<text:line-break/>Lesquelz deux seigneurs sesbatoient<text:line-break/>A recuillir les torchecuz<text:line-break/>Des seigneurs qui estoient ven</text:span><text:span text:style-name="T29">9</text:span><text:span text:style-name="T2"><text:line-break/>Aux chambres et biẽ se pensoiẽt<text:line-break/>Qua quelq̃ chose seruoient<text:line-break/>Ilz osterent to</text:span><text:span text:style-name="T29">9</text:span><text:span text:style-name="T2"> ces proces<text:line-break/>De ce sac </text:span><text:span text:style-name="T19">&amp;#42843;</text:span><text:span text:style-name="T2"> par motz expres<text:line-break/>Lemplirent desditz torchecuz<text:line-break/>Puys au soir quãt furent ven</text:span><text:span text:style-name="T29">9</text:span><text:span text:style-name="T2"><text:line-break/>A leur logis fut mys en garde<text:line-break/>Et pour myeulx estre en sauue garde<text:line-break/>Il fut boute ꝑ grant humblesse<text:line-break/>Auec les robes de lostesse<text:line-break/>Qui sentoient le muguelias<text:line-break/>Au soir firent grant ralias<text:line-break/>Le lendemain il fut saison<text:line-break/>De departir il fut saison<text:line-break/></text:span><text:span text:style-name="T19">PP</text:span><text:span text:style-name="T2"><text:line-break/>Auoir vng morceau de fromaige<text:line-break/></text:span><text:span text:style-name="Titre_20_3_20_Car"><text:span text:style-name="T2">               Le clerc</text:span></text:span><text:span text:style-name="T2"><text:line-break/>Adoncdit le clerc mon amy<text:line-break/>Il fault compter car vous deuez<text:line-break/>Tout par tout sept soubz et demy<text:line-break/>Et convient que les me payes<text:line-break/></text:span><text:span text:style-name="Titre_20_3_20_Car"><text:span text:style-name="T2">               Le gallant</text:span></text:span><text:span text:style-name="T2"><text:line-break/>Je ne scay comment les aurez<text:line-break/>Dist la gallant par saint gille<text:line-break/>Je vueil bien que vous le sachez<text:line-break/>Je ne sache ne croix ne pile<text:line-break/></text:span><text:span text:style-name="Titre_20_3_20_Car"><text:span text:style-name="T2">               Le clerc</text:span></text:span><text:span text:style-name="T2"><text:line-break/>Qui na argent si laisse gaige<text:line-break/>Se nest que le fait droicturier<text:line-break/>Uoulez vous viure dauantaige<text:line-break/>Et nauez maille ne denier<text:line-break/>Estes vous larron ou murdier<text:line-break/></text:span><text:soft-page-break/><text:span text:style-name="T2">Par dieu ains que dicy ie hobe<text:line-break/>Uous me payerez pour abreger<text:line-break/>Ou vous y laisserez la robe<text:line-break/></text:span><text:span text:style-name="Titre_20_3_20_Car"><text:span text:style-name="T2">                Le gallant</text:span></text:span><text:span text:style-name="T2"><text:line-break/>Quant est dargent ie nen ay point<text:line-break/>Affin de le dire tout hault<text:line-break/>Comment men iray ie en pourpoint<text:line-break/>Desnue comment vng marault<text:line-break/>Dieu mercy ie nay pas trop chault<text:line-break/>Mais sil vous plaisoit menployer<text:line-break/>Je vous seruiroye sans deffault<text:line-break/>Jusques a mon escot payer<text:line-break/></text:span><text:span text:style-name="Titre_20_3_20_Car"><text:span text:style-name="T2">               Le</text:span></text:span><text:span text:style-name="Titre_20_3_20_Car"><text:span text:style-name="T19"> </text:span></text:span><text:span text:style-name="Titre_20_3_20_Car"><text:span text:style-name="T2">clerc</text:span></text:span><text:span text:style-name="T2"><text:line-break/>Et comment que scauez vous faire<text:line-break/>Dictes le moy tout plainement<text:line-break/></text:span><text:span text:style-name="Titre_20_3_20_Car"><text:span text:style-name="T2">               Le gallant</text:span></text:span><text:span text:style-name="T2"><text:line-break/>Quoy toute chose necessaire<text:line-break/>Point ne fault demander comment<text:line-break/>Je gaige que tout maintenant<text:line-break/>Que ie chanteray vng couplet<text:line-break/></text:span><text:span text:style-name="T19">PP</text:span><text:span text:style-name="T2"><text:line-break/>Si hault et si cler ie me vante<text:line-break/>Que vous direz ce la me plaist<text:line-break/></text:span><text:span text:style-name="Titre_20_3_20_Car"><text:span text:style-name="T2">               </text:span></text:span><text:span text:style-name="Titre_20_3_20_Car">Lacteur</text:span><text:span text:style-name="T2"><text:line-break/>Lors le varlet voyant cecy<text:line-break/>Fut content de ceste gageure<text:line-break/>Et pensa a luy mesme ainsy<text:line-break/>Quil attendroit ceste aduenture<text:line-break/>Et sil chantoit bien dauenture<text:line-break/>Il luy diroit pour tous bebas<text:line-break/>Quil payast lescot bonne alleure<text:line-break/>Car son chant ne luy plaisoit pas<text:line-break/></text:span></text:p>
      <text:p text:style-name="P2">Lacord fut dit lacord fut fait<text:line-break/>Deuant tous non pas en derriere<text:line-break/>Lors le gallant tira de fait<text:line-break/>De dedens sa gibeciere<text:line-break/>Une bource dargent legiere<text:line-break/>Qui estoit plaine de mereaulx<text:line-break/>Et chanta par bonne maniere<text:line-break/>Haultement ses motz nouueaulx<text:line-break/></text:p>
      <text:p text:style-name="P1"><text:span text:style-name="T2">De sa bource dessus la table<text:line-break/>Frappa affin que ie le note<text:line-break/>Et comme chose conuenable<text:line-break/>Chanta ainsy a haulte note<text:line-break/>Il fault payer tõ hoste tõ hoste ton hoste<text:line-break/>Tout au long chanta ce couplet<text:line-break/>Le varlet estant coste a coste<text:line-break/></text:span><text:soft-page-break/><text:span text:style-name="T2">Respondit cela bien me plaist<text:line-break/></text:span></text:p>
      <text:p text:style-name="P1"><text:span text:style-name="T2">Touteffoys il natendoit pas<text:line-break/>Quil ne fut de lescot paye<text:line-break/>Parquoy il failloit sur ce pas<text:line-break/>De son sens il fut desuoye<text:line-break/>Et deuant tous fut notifie<text:line-break/>Quil estoit gentil compaignon<text:line-break/>Et quil auoit par son traicte<text:line-break/>Bien disne pour vne chanson<text:line-break/></text:span><text:span text:style-name="T19">C.ii</text:span><text:span text:style-name="T2"><text:line-break/>Cest bien disne quant on eschappe<text:line-break/>Sans debourcer pas vng denier<text:line-break/>Et dire a dieu au tauernier<text:line-break/>En torchant son nez a la nappe<text:line-break/></text:span><text:span text:style-name="Titre_20_2_20_Car">               La repeue<text:line-break/>               du peletier</text:span><text:span text:style-name="T2"><text:line-break/>Ung</text:span><text:span text:style-name="T19"> </text:span><text:span text:style-name="T2">iour aduint qun peletier<text:line-break/>Espousa vne belle femme<text:line-break/>Qui appetoit le bas mestier<text:line-break/>En faisant recorder sa game<text:line-break/>Ce peletier sans penser blasme<text:line-break/>Ne sen soucioit qun petit.<text:line-break/>Mieulx aymoit de vin vne drame<text:line-break/>Que coucher dedens vng beau lit<text:line-break/>Ung cure voyant cest affaire<text:line-break/>De la femme fut amoureux<text:line-break/>Et pensa qua son presbitaire<text:line-break/>Il meneroit ce maistre gueux<text:line-break/>Il sen vint a luy tout ioyeux<text:line-break/>A celle fin de le tromper<text:line-break/>En disant mon voisin ie veulx<text:line-break/>Vous donner ennuyt a soupper<text:line-break/></text:span></text:p>
      <text:p text:style-name="P2">Le pelletier en fut content<text:line-break/>Car il ne vouloit que repaistre<text:line-break/>Et alla tout incontinent<text:line-break/>Faire grant chiere auec le prestre<text:line-break/>Qui luy ioua dun tour de maistre<text:line-break/>Disant ma robe est deffourree<text:line-break/>Il vous y conuient la main mettre<text:line-break/>Affin quelle soit refourree<text:line-break/></text:p>
      <text:p text:style-name="P1"><text:span text:style-name="T2">Et bien se dist le pelletier<text:line-break/>Monseigneur ien suis bien content<text:line-break/>Mais que vous men vueilles payer<text:line-break/>Je suis tout vostre seurement<text:line-break/>Ilz firent leur appointement<text:line-break/>Quil auroit pour tout inuentoire<text:line-break/></text:span><text:span text:style-name="T19">PP</text:span><text:span text:style-name="T2"><text:line-break/></text:span><text:soft-page-break/><text:span text:style-name="T2">Dix soubz tournois entierement<text:line-break/>Et du vin largement pour boyre<text:line-break/></text:span></text:p>
      <text:p text:style-name="P2">Pourueu quil la despecheroit<text:line-break/>Car il luy estoit necessaire<text:line-break/>Et que toute nuyt veilleroit<text:line-break/>Auec son clerc au presbitaire<text:line-break/>Il fut content de cest affaire<text:line-break/>Mais le cure les enferma<text:line-break/>Soubz la clef sans grant noyse faire<text:line-break/>Puis hors la maison sen alla<text:line-break/></text:p>
      <text:p text:style-name="P2">Le cure vint en la maison<text:line-break/>Du pelletier par ses sornettes<text:line-break/>Et trouua si bonne achoison<text:line-break/>Quil fist tresbien ses besongnettes<text:line-break/>Ilz firent cent mille chosettes<text:line-break/>Car ainsy comme il me semble<text:line-break/></text:p>
      <text:p text:style-name="P2">Le fourreur pour la repeue franche<text:line-break/>Fut fait coqu bien fermement<text:line-break/>Et luy chargea la dame blanche<text:line-break/>Quil luy retournast hardiment<text:line-break/>Et que par son sainct sacrement<text:line-break/>Jamais nul iour ne loublira<text:line-break/>Mais luy fera hebergement<text:line-break/>Toutes les foys quil luy plaira<text:line-break/></text:p>
      <text:p text:style-name="P1"><text:span text:style-name="T2">Et pourtant donne soy de garde<text:line-break/>Chascun qui aura belle femme<text:line-break/>Quon ne luy ioue de telle aubade<text:line-break/>Pour la repeue cest grant diffame<text:line-break/>Quant il est sceu ce nest que blasme<text:line-break/>Et reproche au temps aduenir<text:line-break/>Dela des repeues la grant gaigne<text:line-break/>Pourtant ayes en souuenir<text:line-break/></text:span><text:span text:style-name="Titre_20_2_20_Car">               </text:span><text:span text:style-name="Titre_20_2_20_Car"><text:span text:style-name="T18">L(?)</text:span></text:span><text:span text:style-name="Titre_20_2_20_Car">a repeue franche des<text:line-break/></text:span><text:span text:style-name="Titre_20_2_20_Car">               </text:span><text:span text:style-name="Titre_20_2_20_Car">gallans sans soucy<text:line-break/></text:span><text:span text:style-name="Titre_20_2_20_Car"><text:span text:style-name="T18">C.iii.</text:span></text:span><text:span text:style-name="T2"><text:line-break/>Vne assemblee de compaignons<text:line-break/>Nommez les gallans sans soucy<text:line-break/>Se trouuerent entre deux pons<text:line-break/>Pres le palais il est ainsi<text:line-break/>Dautres y en auoit aussy<text:line-break/>Qui aymoient bien besongne faicte<text:line-break/>Et estoient de franct cueur transsys<text:line-break/>Alabbe de saincte souffrette<text:line-break/></text:span></text:p>
      <text:p text:style-name="P1"><text:span text:style-name="T2">Ses mygnons ainsi assembles<text:line-break/>Ne demanderent que repos<text:line-break/></text:span><text:soft-page-break/><text:span text:style-name="T2">Dargent ilz nestoient pas comblez<text:line-break/>Nonpourtant ne faillirent pas<text:line-break/>Ilz se bonterent cest le cas<text:line-break/>A senseigne du plat destain<text:line-break/>Ou ilz repeurent par compas<text:line-break/>Car ilz en auoient bien besoing<text:line-break/></text:span></text:p>
      <text:p text:style-name="P1"><text:span text:style-name="T2">Quant ce vint a lescot compter<text:line-break/>Je croy que nul ne sen courrouce<text:line-break/>Mais le beau ieu est au payer<text:line-break/>Quant il ny a denier en bource<text:line-break/>Nul deulx nauoit chiere rebourcee<text:line-break/>Pour de lescot venir au bout<text:line-break/>Dist vng gallant de plaine </text:span><text:span text:style-name="T19">sourete(problème de rime?)</text:span><text:span text:style-name="T2"><text:line-break/>In nen fault qun pour payer tout<text:line-break/></text:span></text:p>
      <text:p text:style-name="P1"><text:span text:style-name="T2">Ilz appointerent tous ensemble<text:line-break/>Que lun diceux on benderoit<text:line-break/>Par ainsi scelonquil me semble<text:line-break/>Le premier </text:span><text:span text:style-name="T10">q̃</text:span><text:span text:style-name="T1">l</text:span><text:span text:style-name="T2"> empoigneroit<text:line-break/>Estoit dit que lescot payeroit<text:line-break/>Mais ilz en eurent grant discort<text:line-break/>Chascun bande estre vouloit<text:line-break/>Dont ne peurent estre dacord<text:line-break/></text:span></text:p>
      <text:p text:style-name="P1"><text:span text:style-name="T2">Le varlet voyant ses debas<text:line-break/>Leur dist nul de vous ne sesmoye<text:line-break/></text:span><text:span text:style-name="T19">PP</text:span><text:span text:style-name="T2"><text:line-break/>Je suis content que par compas<text:line-break/>Tout maintenant bande ie soye<text:line-break/>Les gallans en eurent grant</text:span><text:span text:style-name="T19"> </text:span><text:span text:style-name="T2">ioye<text:line-break/>Et le banderent en ce lieu<text:line-break/>Puis chascun deux si print la voye<text:line-break/>Pour sen aller sans dire a dieu<text:line-break/></text:span></text:p>
      <text:p text:style-name="P1"><text:span text:style-name="T2">Ce varlet qui estoit bande<text:line-break/>Tournoyoit parmy la maison<text:line-break/>Il fut de lescot prebende<text:line-break/>Par ceste subtille choyson<text:line-break/>Affin dauoir prouision<text:line-break/>De lescot loste monte en hault<text:line-break/>Quant il veit ceste inuention<text:line-break/>A peu que le cueur ne luy fault<text:line-break/>En montant loste fut happe<text:line-break/>Par son varlet sans dire mot<text:line-break/>Disant ie vous ay attrappe<text:line-break/>Il faut que vous payes lescot<text:line-break/>Du que vous laissez la robe<text:line-break/>De quoy il ne fut pas ioyeulx<text:line-break/></text:span><text:soft-page-break/><text:span text:style-name="T2">Cuidant quil fut mathelineulx<text:line-break/></text:span></text:p>
      <text:p text:style-name="P2">Quant le varlet se desbanda<text:line-break/>La tromperie peult congnoistre<text:line-break/>Fut estonne quant regarda<text:line-break/>Et veit bien que cestoit son maistre<text:line-break/>Pensez quil en eut belle lettre<text:line-break/>Car ilz parla lors a baston<text:line-break/>Et pour sa peine sans riens mettre<text:line-break/>Il eust quattre coups de baston<text:line-break/></text:p>
      <text:p text:style-name="P1"><text:span text:style-name="T2">Ainsy furent sans rien payer<text:line-break/>Les poures gallans deliurez<text:line-break/>De la maison du tauernier<text:line-break/>Ou ilz cestoient pres que enyurez<text:line-break/>Des vins quon leur auoit liurez<text:line-break/>Pour boyre a plain gobelet<text:line-break/>Que paya le poure varlet<text:line-break/></text:span><text:span text:style-name="T19">PP</text:span><text:span text:style-name="T2"><text:line-break/>Et que se soit vray certain<text:line-break/>Ainsy que mont dit cinq ou six<text:line-break/>Le cas aduint au plau destain<text:line-break/>Pres saint pierre des arsis<text:line-break/>Bien eschoit vng grant</text:span><text:span text:style-name="T19"> </text:span><text:span text:style-name="T2">mercys<text:line-break/>A tout le moins pour ce repas<text:line-break/>Et si ne le payerent pas<text:line-break/></text:span></text:p>
      <text:p text:style-name="P2">Aussy fut si bien aueugle<text:line-break/>Le poure varlet maleureux<text:line-break/>Quil fut de tout lescot sengle<text:line-break/>Et faillut quil payast pour eulx<text:line-break/>Et sen allerent tous ioyeulx<text:line-break/>Les mygnons torchant leur visaige<text:line-break/>Qui auoient disne dauantaige<text:line-break/></text:p>
      <text:p text:style-name="P1"><text:span text:style-name="T2">Pour passer temps ioyeusement<text:line-break/>Racompter vueil vne repeue<text:line-break/>Qui fut faicte subtillement<text:line-break/>Pres montfaucon cest chose seue<text:line-break/>Et diray la desconuenue<text:line-break/>Quil aduint a de fins ouuriers<text:line-break/>Aussy y sera ramentue<text:line-break/></text:span><text:span text:style-name="T19">L(?)</text:span><text:span text:style-name="T2">a finesse des escolliers<text:line-break/></text:span></text:p>
      <text:p text:style-name="P1"><text:span text:style-name="T2">Quant compaignons sont desbauchez<text:line-break/>Ilz ne serchent que compaignie<text:line-break/>Plusieurs ont les vins vendengez<text:line-break/>Et beuz quasi iusque a la lye<text:line-break/>Or aduint que grande mesgnye<text:line-break/>De compaignons sentrecontrerent<text:line-break/></text:span><text:soft-page-break/><text:span text:style-name="T2">Et sans trouuer la saison chiere<text:line-break/>Chascun deulx se resiouysoit<text:line-break/>Disans bons motz faisans grant chi</text:span><text:span text:style-name="T2">ere<text:line-break/>Par ce point le temps se passoit<text:line-break/>Mais lun diceulx promis auoit<text:line-break/>A coucher auec vne garce<text:line-break/></text:span><text:span text:style-name="T19">PP</text:span><text:span text:style-name="T2"><text:line-break/>Et aux autres le racomptoit<text:line-break/>Par ieu en maniere de farce<text:line-break/></text:span></text:p>
      <text:p text:style-name="P2">Tant parlerent du bas mestier<text:line-break/>Quil fut conclu par leur facon<text:line-break/>Quilz yroient ce soir la coucher<text:line-break/>Pres le gibet de montfaucon<text:line-break/>Et auroient pour prouision<text:line-break/>Ung paste de facon subtille<text:line-break/>Et merroient en conclusion<text:line-break/>Auec eulx chascun vne fille<text:line-break/></text:p>
      <text:p text:style-name="P2">Cest paste ie vous en respons<text:line-break/>Fut fait sans demander quil couste<text:line-break/>Car il y auoit six chappons<text:line-break/>Sans la chair que point ie ny bout<text:line-break/>On y eut bien tourne le coute<text:line-break/>Tant estoit grant point nen doubtez<text:line-break/>Le prince des sotz et sa route<text:line-break/>En eussent bien este souppez<text:line-break/></text:p>
      <text:p text:style-name="P2">Deux escoliers voyans le cas<text:line-break/>Qui ne scayuent rien de tromper<text:line-break/>Sans prendre conseil dauocas<text:line-break/>Ilz si voulurent occuper<text:line-break/>Pensant a eulx comme attraper<text:line-break/>Les pourroient destoc ou de hanche<text:line-break/>Car ilz vouloient ce soyr soupper<text:line-break/>Et auoir vne repeue franche<text:line-break/></text:p>
      <text:p text:style-name="P1"><text:span text:style-name="T2">Sans aller parler au deuin<text:line-break/>Lun print ce paste de facon<text:line-break/>Lautre empongna vng broc de vin<text:line-break/>Du pain assez selon raison<text:line-break/>Et allerent vers monfaucon<text:line-break/>Du estoit toute lassemblee<text:line-break/>Filles y auoit a foyson<text:line-break/>Faisans chiere desmesuree<text:line-break/></text:span><text:span text:style-name="T19">PP</text:span><text:span text:style-name="T2"><text:line-break/>Aussy iuste comme lorloge<text:line-break/>Par deuis et bonne maniere<text:line-break/>Ilz entrerent dedens leur loge<text:line-break/>Esperant de faire grant chiere<text:line-break/></text:span><text:soft-page-break/><text:span text:style-name="T2">Et tastoient deuant et derriere<text:line-break/>Ses poures filles hault et bas<text:line-break/></text:span></text:p>
      <text:p text:style-name="P2">Les escoliers sans nulles fables<text:line-break/>Voyant ceste desconuenue<text:line-break/>Vestirent des abbis de dyables<text:line-break/>Et vindrent la sans attendue<text:line-break/>Lun vng croc lautre vne massue<text:line-break/>Pour auoyr la franche repeue<text:line-break/>Vindrent assaillir les gallans<text:line-break/></text:p>
      <text:p text:style-name="P1"><text:span text:style-name="T2">Disant a mort a mort a mort<text:line-break/>Prenez ses chaines de fer<text:line-break/>Ribaulx putains par desconfort<text:line-break/>Et les admenez en enfer<text:line-break/>Mis seront auec lucifer<text:line-break/>Au plus parfont de la chaudiere<text:line-break/>Et puis pour mieulx les eschauffer<text:line-break/></text:span><text:span text:style-name="T19">G(?)</text:span><text:span text:style-name="T2">ettez seront en la riuiere<text:line-break/></text:span></text:p>
      <text:p text:style-name="P2">Lun des gallans pour abreger<text:line-break/>Respondit ma vie est finee<text:line-break/>En enfer me fault heberger<text:line-break/>Decy ma derniere iournee<text:line-break/>Or suis ie bien ame damnee<text:line-break/>Nostre peche nous a attains<text:line-break/>Car nous yrons sans demeuree<text:line-break/>En enfer auec ses putains<text:line-break/></text:p>
      <text:p text:style-name="P1"><text:span text:style-name="T2">Se vous les eussies veu fouyr<text:line-break/>Jamais ne vites plus beau ieu<text:line-break/>Lun amont lautre aual courir<text:line-break/>Chascun deulx ne pensoit que a dieu<text:line-break/>Ilz sen fouyrent de ce lieu<text:line-break/></text:span><text:span text:style-name="T19">PP</text:span><text:span text:style-name="T2"><text:line-break/>Et laisserent pain vin viande<text:line-break/>Criant saint iehan et saint mathieu<text:line-break/>A qui ilz faisoient leur offrende<text:line-break/></text:span></text:p>
      <text:p text:style-name="P2">Les escoliers voyans cecy<text:line-break/>Nonobstant leur abbit de dyable<text:line-break/>Furent alors hors de soucy<text:line-break/>Et sassirent trestous a table<text:line-break/>Et dieu scet silz firent la galle<text:line-break/>Entour le vin et le paste<text:line-break/>Et repeurent pour fin finalle<text:line-break/>De ce qui estoit apreste<text:line-break/></text:p>
      <text:p text:style-name="P2">Cest bien trompe qui rien ne paye<text:line-break/>Et qui peut viure dauantaige<text:line-break/><text:soft-page-break/>Sans debourcer or ne monnoye<text:line-break/>En vsant de ioyeux langaige<text:line-break/>Ses escoliers de bon couraige<text:line-break/>Passerent temps ioyeusement<text:line-break/>Sans bailler ny argent ne gaige<text:line-break/>Et si repeurent franchement</text:p>
      <text:p text:style-name="P4">£</text:p>
      <text:p text:style-name="P2">    Se vous voulez suyuir lescole<text:line-break/>De ceulx qui viuent franchement<text:line-break/>Lisez en cestuy protocole<text:line-break/>Et voyez la facon comment<text:line-break/>Mettez y vostre entendement<text:line-break/>A faire comment il faisoient<text:line-break/>Et sil ny a empechement<text:line-break/>Vous viures comment ilz viuoyent<text:line-break/></text:p>
      <text:p text:style-name="P1"><text:span text:style-name="Police_20_par_20_défaut"><text:span text:style-name="T2">Cy finist le liure des repeues franchez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ans-serif" svg:font-family="sans-serif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loext:contextual-spacing="false" fo:margin-top="0.847cm" fo:margin-bottom="0cm" fo:keep-together="always" fo:hyphenation-ladder-count="no-limit" fo:keep-with-next="always"/>
      <style:text-properties fo:color="#365f91" style:font-name="Cambria" fo:font-size="14pt" style:font-name-asian="Times New Roman" style:font-size-asian="14pt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loext:contextual-spacing="false" fo:margin-top="0.353cm" fo:margin-bottom="0cm" fo:keep-together="always" fo:hyphenation-ladder-count="no-limit" fo:keep-with-next="always"/>
      <style:text-properties fo:color="#4f81bd" style:font-name="Cambria" fo:font-size="12pt" style:font-name-asian="Times New Roman" style:font-size-asian="12pt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loext:contextual-spacing="false" fo:margin-top="0.353cm" fo:margin-bottom="0cm" fo:keep-together="always" fo:hyphenation-ladder-count="no-limit" fo:keep-with-next="always"/>
      <style:text-properties style:font-name="Cambria" style:font-name-asian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loext:contextual-spacing="false"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 fo:hyphenation-remain-char-count="0" fo:hyphenation-push-char-count="0"/>
    </style:style>
    <style:style style:name="_3c_h1.sub_3e_" style:display-name="&lt;h1.sub&gt;" style:family="paragraph" style:parent-style-name="Heading_20_1" style:default-outline-level="1" style:list-style-name="">
      <style:paragraph-properties fo:line-height="100%" fo:hyphenation-ladder-count="no-limit"/>
      <style:text-properties fo:font-size="12pt" style:font-size-asian="12pt" fo:hyphenate="false" fo:hyphenation-remain-char-count="0" fo:hyphenation-push-char-count="0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 fo:hyphenation-remain-char-count="0" fo:hyphenation-push-char-count="0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 fo:hyphenation-remain-char-count="0" fo:hyphenation-push-char-count="0"/>
    </style:style>
    <style:style style:name="Style2" style:family="paragraph" style:parent-style-name="Normal">
      <style:paragraph-properties loext:contextual-spacing="false" fo:margin-left="0cm" fo:margin-right="0cm" fo:margin-top="0cm" fo:margin-bottom="0cm" fo:line-height="100%" fo:hyphenation-ladder-count="no-limit" fo:text-indent="0.42cm" style:auto-text-indent="false"/>
      <style:text-properties fo:font-size="12pt" style:font-size-asian="12pt" style:font-size-complex="12pt" fo:hyphenate="false" fo:hyphenation-remain-char-count="0" fo:hyphenation-push-char-count="0"/>
    </style:style>
    <style:style style:name="_3c_p_3e_" style:display-name="&lt;p&gt;" style:family="paragraph" style:parent-style-name="Style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_3c_noindent_3e_" style:display-name="&lt;noindent&gt;" style:family="paragraph" style:parent-style-name="Normal">
      <style:paragraph-properties loext:contextual-spacing="false"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list_3e_" style:display-name="&lt;list&gt;" style:family="paragraph" style:parent-style-name="Normal">
      <style:paragraph-properties loext:contextual-spacing="false"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ab_3e_" style:display-name="&lt;ab&gt;" style:family="paragraph" style:parent-style-name="Normal">
      <style:paragraph-properties loext:contextual-spacing="false" fo:margin-top="0.423cm" fo:margin-bottom="0.423cm" fo:line-height="100%" fo:text-align="center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l_3e_" style:display-name="&lt;l&gt;" style:family="paragraph" style:parent-style-name="Normal">
      <style:paragraph-properties loext:contextual-spacing="false" fo:margin-left="0cm" fo:margin-right="0cm" fo:margin-top="0cm" fo:margin-bottom="0cm" fo:line-height="100%" fo:hyphenation-ladder-count="no-limit" fo:text-indent="0.42cm" style:auto-text-indent="false"/>
      <style:text-properties style:font-name="Times New Roman" fo:font-size="12pt" style:font-size-asian="12pt" fo:hyphenate="false" fo:hyphenation-remain-char-count="0" fo:hyphenation-push-char-count="0"/>
    </style:style>
    <style:style style:name="_3c_figure_3e_" style:display-name="&lt;figure&gt;" style:family="paragraph" style:parent-style-name="Normal">
      <style:paragraph-properties loext:contextual-spacing="false" fo:margin-top="0cm" fo:margin-bottom="0cm" fo:line-height="100%" fo:text-align="center" style:justify-single-word="false" fo:hyphenation-ladder-count="no-limit"/>
      <style:text-properties fo:color="#ff0000" fo:hyphenate="false" fo:hyphenation-remain-char-count="0" fo:hyphenation-push-char-count="0"/>
    </style:style>
    <style:style style:name="_3c_trailer_3e_" style:display-name="&lt;trailer&gt;" style:family="paragraph" style:parent-style-name="Normal">
      <style:paragraph-properties loext:contextual-spacing="false"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Style3" style:family="paragraph" style:parent-style-name="Normal">
      <style:paragraph-properties loext:contextual-spacing="false" fo:margin-top="0.423cm" fo:margin-bottom="0.423cm" fo:line-height="100%" fo:text-align="center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_3c_signed_3e_" style:display-name="&lt;signed&gt;" style:family="paragraph" style:parent-style-name="Normal">
      <style:paragraph-properties loext:contextual-spacing="false" fo:margin-top="0cm" fo:margin-bottom="0cm" fo:line-height="100%" fo:text-align="end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Style4" style:family="paragraph" style:parent-style-name="Normal">
      <style:paragraph-properties loext:contextual-spacing="false" fo:margin-left="1cm" fo:margin-right="0cm" fo:margin-top="0.212cm" fo:margin-bottom="0.212cm" fo:line-height="100%" fo:hyphenation-ladder-count="no-limit" fo:text-indent="0cm" style:auto-text-indent="false">
        <style:tab-stops/>
      </style:paragraph-properties>
      <style:text-properties style:font-name="Times New Roma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c_term_3e_" style:display-name="&lt;term&gt;" style:family="paragraph" style:parent-style-name="Standard">
      <style:paragraph-properties fo:hyphenation-ladder-count="no-limit" fo:background-color="#dddddd" fo:padding="0cm" fo:border="0.009cm solid #000000" style:shadow="none">
        <style:background-image/>
      </style:paragraph-properties>
      <style:text-properties style:font-name="Arial Unicode MS" fo:font-size="11pt" style:font-size-asian="11pt" fo:hyphenate="false" fo:hyphenation-remain-char-count="0" fo:hyphenation-push-char-count="0"/>
    </style:style>
    <style:style style:name="_3c_Pagedetitre_5f_titre_3e_" style:display-name="&lt;Pagedetitre_titre&gt;" style:family="paragraph" style:parent-style-name="Text_20_body">
      <style:paragraph-properties fo:text-align="center" style:justify-single-word="false" fo:hyphenation-ladder-count="no-limit"/>
      <style:text-properties fo:font-size="32pt" style:font-size-asian="32pt" style:font-size-complex="32pt" fo:hyphenate="false" fo:hyphenation-remain-char-count="0" fo:hyphenation-push-char-count="0"/>
    </style:style>
    <style:style style:name="_3c_Pagedetitre_5f_sous-titre_3e_" style:display-name="&lt;Pagedetitre_sous-titre&gt;" style:family="paragraph" style:parent-style-name="_3c_Pagedetitre_5f_titre_3e_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style:font-name-asian="Times New Roman" style:font-size-asian="14pt" style:font-name-complex="Times New Roman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size="12pt" style:font-name-asian="Times New Roman" style:font-size-asian="12pt" style:font-name-complex="Times New Roman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style:font-name-asian="Times New Roman" style:font-name-complex="Times New Roman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_3c_pb_3e_" style:display-name="&lt;p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_3c_cb_3e_" style:display-name="&lt;cb&gt;" style:family="text" style:parent-style-name="Police_20_par_20_défaut">
      <style:text-properties style:font-name="Times New Roman" fo:font-weight="bold" style:font-weight-asian="bold" style:font-name-complex="Times New Roman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User</meta:initial-creator>
    <meta:creation-date>2019-02-18T10:10:00Z</meta:creation-date>
    <dc:date>2019-04-04T10:09:30.23</dc:date>
    <meta:editing-cycles>67</meta:editing-cycles>
    <meta:editing-duration>PT9H53M29S</meta:editing-duration>
    <dc:creator>Jeanne Bineau</dc:creator>
    <meta:document-statistic meta:table-count="0" meta:image-count="0" meta:object-count="0" meta:page-count="26" meta:paragraph-count="134" meta:word-count="6168" meta:character-count="34897"/>
    <meta:template xlink:type="simple" xlink:actuate="onRequest" xlink:title="" xlink:href="Normal.dotm"/>
  </office:meta>
</office:document-meta>
</file>